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table:style-name="Default" office:value-type="string">
            <text:p>[field3.getId]</text:p>
          </table:table-cell>
          <table:table-cell table:number-columns-repeated="13"/>
        </table:table-row>
        <table:table-row table:style-name="ro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22:10</dc:date>
    <dc:creator>romain </dc:creator>
    <meta:editing-duration>PT7H11M13S</meta:editing-duration>
    <meta:editing-cycles>78</meta:editing-cycles>
    <meta:document-statistic meta:table-count="3" meta:cell-count="32" meta:object-count="0"/>
  </office:meta>
</office:document-meta>
</file>